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48.02pt" svg:y="115.23pt">
            <loext:p draw:notify-on-update-of-ranges="Sheet1.H3:Sheet1.H8 Sheet1.I3:Sheet1.I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10 Clients</text:p>
          </table:table-cell>
          <table:table-cell table:style-name="ce1" office:value-type="string" calcext:value-type="string">
            <text:p>20 Clients</text:p>
          </table:table-cell>
          <table:table-cell table:style-name="ce1" office:value-type="string" calcext:value-type="string">
            <text:p>40 Clients</text:p>
          </table:table-cell>
          <table:table-cell table:style-name="ce1" office:value-type="string" calcext:value-type="string">
            <text:p>60 Clients</text:p>
          </table:table-cell>
          <table:table-cell table:style-name="ce1" office:value-type="string" calcext:value-type="string">
            <text:p>80 Clients</text:p>
          </table:table-cell>
          <table:table-cell table:style-name="ce1" office:value-type="string" calcext:value-type="string">
            <text:p>100 Clients</text:p>
          </table:table-cell>
          <table:table-cell table:style-name="ce1"/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.00380942" calcext:value-type="float">
            <text:p>0.00380942</text:p>
          </table:table-cell>
          <table:table-cell office:value-type="float" office:value="0.00988682" calcext:value-type="float">
            <text:p>0.00988682</text:p>
          </table:table-cell>
          <table:table-cell office:value-type="float" office:value="0.0163298" calcext:value-type="float">
            <text:p>0.0163298</text:p>
          </table:table-cell>
          <table:table-cell office:value-type="float" office:value="0.00728892" calcext:value-type="float">
            <text:p>0.00728892</text:p>
          </table:table-cell>
          <table:table-cell office:value-type="float" office:value="0.005933" calcext:value-type="float">
            <text:p>0.005933</text:p>
          </table:table-cell>
          <table:table-cell office:value-type="float" office:value="0.00596728" calcext:value-type="float">
            <text:p>0.00596728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0.00422646" calcext:value-type="float">
            <text:p>0.00422646</text:p>
          </table:table-cell>
          <table:table-cell office:value-type="float" office:value="0.00862786" calcext:value-type="float">
            <text:p>0.00862786</text:p>
          </table:table-cell>
          <table:table-cell office:value-type="float" office:value="0.0153744" calcext:value-type="float">
            <text:p>0.0153744</text:p>
          </table:table-cell>
          <table:table-cell office:value-type="float" office:value="0.00618024" calcext:value-type="float">
            <text:p>0.00618024</text:p>
          </table:table-cell>
          <table:table-cell office:value-type="float" office:value="0.00552972" calcext:value-type="float">
            <text:p>0.00552972</text:p>
          </table:table-cell>
          <table:table-cell office:value-type="float" office:value="0.00609138" calcext:value-type="float">
            <text:p>0.0060913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A2:.A11])/10" office:value-type="float" office:value="0.003826862" calcext:value-type="float">
            <text:p>0.003826862</text:p>
          </table:table-cell>
        </table:table-row>
        <table:table-row table:style-name="ro1">
          <table:table-cell office:value-type="float" office:value="0.0039567" calcext:value-type="float">
            <text:p>0.0039567</text:p>
          </table:table-cell>
          <table:table-cell office:value-type="float" office:value="0.00682032" calcext:value-type="float">
            <text:p>0.00682032</text:p>
          </table:table-cell>
          <table:table-cell office:value-type="float" office:value="0.0134595" calcext:value-type="float">
            <text:p>0.0134595</text:p>
          </table:table-cell>
          <table:table-cell office:value-type="float" office:value="0.00837036" calcext:value-type="float">
            <text:p>0.00837036</text:p>
          </table:table-cell>
          <table:table-cell office:value-type="float" office:value="0.00782222" calcext:value-type="float">
            <text:p>0.00782222</text:p>
          </table:table-cell>
          <table:table-cell office:value-type="float" office:value="0.005115" calcext:value-type="float">
            <text:p>0.00511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B2:.B21])/20" office:value-type="float" office:value="0.01300576" calcext:value-type="float">
            <text:p>0.01300576</text:p>
          </table:table-cell>
        </table:table-row>
        <table:table-row table:style-name="ro1">
          <table:table-cell office:value-type="float" office:value="0.00334472" calcext:value-type="float">
            <text:p>0.00334472</text:p>
          </table:table-cell>
          <table:table-cell office:value-type="float" office:value="0.00588724" calcext:value-type="float">
            <text:p>0.00588724</text:p>
          </table:table-cell>
          <table:table-cell office:value-type="float" office:value="0.0132504" calcext:value-type="float">
            <text:p>0.0132504</text:p>
          </table:table-cell>
          <table:table-cell office:value-type="float" office:value="0.00451772" calcext:value-type="float">
            <text:p>0.00451772</text:p>
          </table:table-cell>
          <table:table-cell office:value-type="float" office:value="0.00423282" calcext:value-type="float">
            <text:p>0.00423282</text:p>
          </table:table-cell>
          <table:table-cell office:value-type="float" office:value="0.00457404" calcext:value-type="float">
            <text:p>0.0045740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SUM([.C2:.C41])/40" office:value-type="float" office:value="0.0087622165" calcext:value-type="float">
            <text:p>0.0087622165</text:p>
          </table:table-cell>
        </table:table-row>
        <table:table-row table:style-name="ro1">
          <table:table-cell office:value-type="float" office:value="0.00402522" calcext:value-type="float">
            <text:p>0.00402522</text:p>
          </table:table-cell>
          <table:table-cell office:value-type="float" office:value="0.0141075" calcext:value-type="float">
            <text:p>0.0141075</text:p>
          </table:table-cell>
          <table:table-cell office:value-type="float" office:value="0.0145128" calcext:value-type="float">
            <text:p>0.0145128</text:p>
          </table:table-cell>
          <table:table-cell office:value-type="float" office:value="0.00553516" calcext:value-type="float">
            <text:p>0.00553516</text:p>
          </table:table-cell>
          <table:table-cell office:value-type="float" office:value="0.0054513" calcext:value-type="float">
            <text:p>0.0054513</text:p>
          </table:table-cell>
          <table:table-cell office:value-type="float" office:value="0.00707718" calcext:value-type="float">
            <text:p>0.0070771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SUM([.D2:.D61])/60" office:value-type="float" office:value="0.00574949166666667" calcext:value-type="float">
            <text:p>0.005749491666667</text:p>
          </table:table-cell>
        </table:table-row>
        <table:table-row table:style-name="ro1">
          <table:table-cell office:value-type="float" office:value="0.0038103" calcext:value-type="float">
            <text:p>0.0038103</text:p>
          </table:table-cell>
          <table:table-cell office:value-type="float" office:value="0.0120925" calcext:value-type="float">
            <text:p>0.0120925</text:p>
          </table:table-cell>
          <table:table-cell office:value-type="float" office:value="0.0125936" calcext:value-type="float">
            <text:p>0.0125936</text:p>
          </table:table-cell>
          <table:table-cell office:value-type="float" office:value="0.0046353" calcext:value-type="float">
            <text:p>0.0046353</text:p>
          </table:table-cell>
          <table:table-cell office:value-type="float" office:value="0.00713538" calcext:value-type="float">
            <text:p>0.00713538</text:p>
          </table:table-cell>
          <table:table-cell office:value-type="float" office:value="0.00825396" calcext:value-type="float">
            <text:p>0.0082539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SUM([.E2:.E81])/80" office:value-type="float" office:value="0.006155319" calcext:value-type="float">
            <text:p>0.006155319</text:p>
          </table:table-cell>
        </table:table-row>
        <table:table-row table:style-name="ro1">
          <table:table-cell office:value-type="float" office:value="0.0038827" calcext:value-type="float">
            <text:p>0.0038827</text:p>
          </table:table-cell>
          <table:table-cell office:value-type="float" office:value="0.0100899" calcext:value-type="float">
            <text:p>0.0100899</text:p>
          </table:table-cell>
          <table:table-cell office:value-type="float" office:value="0.0141267" calcext:value-type="float">
            <text:p>0.0141267</text:p>
          </table:table-cell>
          <table:table-cell office:value-type="float" office:value="0.00519816" calcext:value-type="float">
            <text:p>0.00519816</text:p>
          </table:table-cell>
          <table:table-cell office:value-type="float" office:value="0.00674596" calcext:value-type="float">
            <text:p>0.00674596</text:p>
          </table:table-cell>
          <table:table-cell office:value-type="float" office:value="0.00623872" calcext:value-type="float">
            <text:p>0.0062387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SUM([.F2:.F101])/100" office:value-type="float" office:value="0.0068788282" calcext:value-type="float">
            <text:p>0.0068788282</text:p>
          </table:table-cell>
        </table:table-row>
        <table:table-row table:style-name="ro1">
          <table:table-cell office:value-type="float" office:value="0.00396768" calcext:value-type="float">
            <text:p>0.00396768</text:p>
          </table:table-cell>
          <table:table-cell office:value-type="float" office:value="0.00808688" calcext:value-type="float">
            <text:p>0.00808688</text:p>
          </table:table-cell>
          <table:table-cell office:value-type="float" office:value="0.012713" calcext:value-type="float">
            <text:p>0.012713</text:p>
          </table:table-cell>
          <table:table-cell office:value-type="float" office:value="0.0082177" calcext:value-type="float">
            <text:p>0.0082177</text:p>
          </table:table-cell>
          <table:table-cell office:value-type="float" office:value="0.00595934" calcext:value-type="float">
            <text:p>0.00595934</text:p>
          </table:table-cell>
          <table:table-cell office:value-type="float" office:value="0.00575596" calcext:value-type="float">
            <text:p>0.00575596</text:p>
          </table:table-cell>
          <table:table-cell table:number-columns-repeated="3"/>
        </table:table-row>
        <table:table-row table:style-name="ro1">
          <table:table-cell office:value-type="float" office:value="0.00349218" calcext:value-type="float">
            <text:p>0.00349218</text:p>
          </table:table-cell>
          <table:table-cell office:value-type="float" office:value="0.0059929" calcext:value-type="float">
            <text:p>0.0059929</text:p>
          </table:table-cell>
          <table:table-cell office:value-type="float" office:value="0.012587" calcext:value-type="float">
            <text:p>0.012587</text:p>
          </table:table-cell>
          <table:table-cell office:value-type="float" office:value="0.00456462" calcext:value-type="float">
            <text:p>0.00456462</text:p>
          </table:table-cell>
          <table:table-cell office:value-type="float" office:value="0.00647448" calcext:value-type="float">
            <text:p>0.00647448</text:p>
          </table:table-cell>
          <table:table-cell office:value-type="float" office:value="0.0052327" calcext:value-type="float">
            <text:p>0.0052327</text:p>
          </table:table-cell>
          <table:table-cell table:number-columns-repeated="3"/>
        </table:table-row>
        <table:table-row table:style-name="ro1">
          <table:table-cell office:value-type="float" office:value="0.00375324" calcext:value-type="float">
            <text:p>0.00375324</text:p>
          </table:table-cell>
          <table:table-cell office:value-type="float" office:value="0.0142636" calcext:value-type="float">
            <text:p>0.0142636</text:p>
          </table:table-cell>
          <table:table-cell office:value-type="float" office:value="0.0119727" calcext:value-type="float">
            <text:p>0.0119727</text:p>
          </table:table-cell>
          <table:table-cell office:value-type="float" office:value="0.00494266" calcext:value-type="float">
            <text:p>0.00494266</text:p>
          </table:table-cell>
          <table:table-cell office:value-type="float" office:value="0.00554258" calcext:value-type="float">
            <text:p>0.00554258</text:p>
          </table:table-cell>
          <table:table-cell office:value-type="float" office:value="0.00696664" calcext:value-type="float">
            <text:p>0.00696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01063" calcext:value-type="float">
            <text:p>0.0101063</text:p>
          </table:table-cell>
          <table:table-cell office:value-type="float" office:value="0.012375" calcext:value-type="float">
            <text:p>0.012375</text:p>
          </table:table-cell>
          <table:table-cell office:value-type="float" office:value="0.00656646" calcext:value-type="float">
            <text:p>0.00656646</text:p>
          </table:table-cell>
          <table:table-cell office:value-type="float" office:value="0.00541168" calcext:value-type="float">
            <text:p>0.00541168</text:p>
          </table:table-cell>
          <table:table-cell office:value-type="float" office:value="0.00773604" calcext:value-type="float">
            <text:p>0.007736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21913" calcext:value-type="float">
            <text:p>0.0121913</text:p>
          </table:table-cell>
          <table:table-cell office:value-type="float" office:value="0.0113287" calcext:value-type="float">
            <text:p>0.0113287</text:p>
          </table:table-cell>
          <table:table-cell office:value-type="float" office:value="0.00619996" calcext:value-type="float">
            <text:p>0.00619996</text:p>
          </table:table-cell>
          <table:table-cell office:value-type="float" office:value="0.00628402" calcext:value-type="float">
            <text:p>0.00628402</text:p>
          </table:table-cell>
          <table:table-cell office:value-type="float" office:value="0.00592762" calcext:value-type="float">
            <text:p>0.005927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62777" calcext:value-type="float">
            <text:p>0.0162777</text:p>
          </table:table-cell>
          <table:table-cell office:value-type="float" office:value="0.0117839" calcext:value-type="float">
            <text:p>0.0117839</text:p>
          </table:table-cell>
          <table:table-cell office:value-type="float" office:value="0.00574202" calcext:value-type="float">
            <text:p>0.00574202</text:p>
          </table:table-cell>
          <table:table-cell office:value-type="float" office:value="0.00558186" calcext:value-type="float">
            <text:p>0.00558186</text:p>
          </table:table-cell>
          <table:table-cell office:value-type="float" office:value="0.005442" calcext:value-type="float">
            <text:p>0.0054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806908" calcext:value-type="float">
            <text:p>0.00806908</text:p>
          </table:table-cell>
          <table:table-cell office:value-type="float" office:value="0.0111816" calcext:value-type="float">
            <text:p>0.0111816</text:p>
          </table:table-cell>
          <table:table-cell office:value-type="float" office:value="0.00452506" calcext:value-type="float">
            <text:p>0.00452506</text:p>
          </table:table-cell>
          <table:table-cell office:value-type="float" office:value="0.00739274" calcext:value-type="float">
            <text:p>0.00739274</text:p>
          </table:table-cell>
          <table:table-cell office:value-type="float" office:value="0.0056565" calcext:value-type="float">
            <text:p>0.00565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99965" calcext:value-type="float">
            <text:p>0.0199965</text:p>
          </table:table-cell>
          <table:table-cell office:value-type="float" office:value="0.00934868" calcext:value-type="float">
            <text:p>0.00934868</text:p>
          </table:table-cell>
          <table:table-cell office:value-type="float" office:value="0.00568598" calcext:value-type="float">
            <text:p>0.00568598</text:p>
          </table:table-cell>
          <table:table-cell office:value-type="float" office:value="0.00733502" calcext:value-type="float">
            <text:p>0.00733502</text:p>
          </table:table-cell>
          <table:table-cell office:value-type="float" office:value="0.00420766" calcext:value-type="float">
            <text:p>0.004207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79697" calcext:value-type="float">
            <text:p>0.0179697</text:p>
          </table:table-cell>
          <table:table-cell office:value-type="float" office:value="0.00933814" calcext:value-type="float">
            <text:p>0.00933814</text:p>
          </table:table-cell>
          <table:table-cell office:value-type="float" office:value="0.00694046" calcext:value-type="float">
            <text:p>0.00694046</text:p>
          </table:table-cell>
          <table:table-cell office:value-type="float" office:value="0.00600746" calcext:value-type="float">
            <text:p>0.00600746</text:p>
          </table:table-cell>
          <table:table-cell office:value-type="float" office:value="0.00768474" calcext:value-type="float">
            <text:p>0.007684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37556" calcext:value-type="float">
            <text:p>0.0137556</text:p>
          </table:table-cell>
          <table:table-cell office:value-type="float" office:value="0.0101352" calcext:value-type="float">
            <text:p>0.0101352</text:p>
          </table:table-cell>
          <table:table-cell office:value-type="float" office:value="0.00586088" calcext:value-type="float">
            <text:p>0.00586088</text:p>
          </table:table-cell>
          <table:table-cell office:value-type="float" office:value="0.0102279" calcext:value-type="float">
            <text:p>0.0102279</text:p>
          </table:table-cell>
          <table:table-cell office:value-type="float" office:value="0.00627316" calcext:value-type="float">
            <text:p>0.006273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58071" calcext:value-type="float">
            <text:p>0.0158071</text:p>
          </table:table-cell>
          <table:table-cell office:value-type="float" office:value="0.00984446" calcext:value-type="float">
            <text:p>0.00984446</text:p>
          </table:table-cell>
          <table:table-cell office:value-type="float" office:value="0.00482874" calcext:value-type="float">
            <text:p>0.00482874</text:p>
          </table:table-cell>
          <table:table-cell office:value-type="float" office:value="0.00483632" calcext:value-type="float">
            <text:p>0.00483632</text:p>
          </table:table-cell>
          <table:table-cell office:value-type="float" office:value="0.0045722" calcext:value-type="float">
            <text:p>0.00457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40312" calcext:value-type="float">
            <text:p>0.0240312</text:p>
          </table:table-cell>
          <table:table-cell office:value-type="float" office:value="0.00960704" calcext:value-type="float">
            <text:p>0.00960704</text:p>
          </table:table-cell>
          <table:table-cell office:value-type="float" office:value="0.0045752" calcext:value-type="float">
            <text:p>0.0045752</text:p>
          </table:table-cell>
          <table:table-cell office:value-type="float" office:value="0.00562512" calcext:value-type="float">
            <text:p>0.00562512</text:p>
          </table:table-cell>
          <table:table-cell office:value-type="float" office:value="0.00568046" calcext:value-type="float">
            <text:p>0.00568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60552" calcext:value-type="float">
            <text:p>0.0260552</text:p>
          </table:table-cell>
          <table:table-cell office:value-type="float" office:value="0.0085317" calcext:value-type="float">
            <text:p>0.0085317</text:p>
          </table:table-cell>
          <table:table-cell office:value-type="float" office:value="0.00546438" calcext:value-type="float">
            <text:p>0.00546438</text:p>
          </table:table-cell>
          <table:table-cell office:value-type="float" office:value="0.00771238" calcext:value-type="float">
            <text:p>0.00771238</text:p>
          </table:table-cell>
          <table:table-cell office:value-type="float" office:value="0.008122" calcext:value-type="float">
            <text:p>0.0081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670598" calcext:value-type="float">
            <text:p>0.00670598</text:p>
          </table:table-cell>
          <table:table-cell office:value-type="float" office:value="0.00775148" calcext:value-type="float">
            <text:p>0.00775148</text:p>
          </table:table-cell>
          <table:table-cell office:value-type="float" office:value="0.00582876" calcext:value-type="float">
            <text:p>0.00582876</text:p>
          </table:table-cell>
          <table:table-cell office:value-type="float" office:value="0.00728494" calcext:value-type="float">
            <text:p>0.007284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791264" calcext:value-type="float">
            <text:p>0.00791264</text:p>
          </table:table-cell>
          <table:table-cell office:value-type="float" office:value="0.0064386" calcext:value-type="float">
            <text:p>0.0064386</text:p>
          </table:table-cell>
          <table:table-cell office:value-type="float" office:value="0.00606956" calcext:value-type="float">
            <text:p>0.00606956</text:p>
          </table:table-cell>
          <table:table-cell office:value-type="float" office:value="0.00549754" calcext:value-type="float">
            <text:p>0.005497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76942" calcext:value-type="float">
            <text:p>0.0076942</text:p>
          </table:table-cell>
          <table:table-cell office:value-type="float" office:value="0.00554162" calcext:value-type="float">
            <text:p>0.00554162</text:p>
          </table:table-cell>
          <table:table-cell office:value-type="float" office:value="0.00555612" calcext:value-type="float">
            <text:p>0.00555612</text:p>
          </table:table-cell>
          <table:table-cell office:value-type="float" office:value="0.00533258" calcext:value-type="float">
            <text:p>0.005332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709486" calcext:value-type="float">
            <text:p>0.00709486</text:p>
          </table:table-cell>
          <table:table-cell office:value-type="float" office:value="0.0042106" calcext:value-type="float">
            <text:p>0.0042106</text:p>
          </table:table-cell>
          <table:table-cell office:value-type="float" office:value="0.0065421" calcext:value-type="float">
            <text:p>0.0065421</text:p>
          </table:table-cell>
          <table:table-cell office:value-type="float" office:value="0.00840996" calcext:value-type="float">
            <text:p>0.008409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767468" calcext:value-type="float">
            <text:p>0.00767468</text:p>
          </table:table-cell>
          <table:table-cell office:value-type="float" office:value="0.00516024" calcext:value-type="float">
            <text:p>0.00516024</text:p>
          </table:table-cell>
          <table:table-cell office:value-type="float" office:value="0.00747052" calcext:value-type="float">
            <text:p>0.00747052</text:p>
          </table:table-cell>
          <table:table-cell office:value-type="float" office:value="0.00837784" calcext:value-type="float">
            <text:p>0.008377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75976" calcext:value-type="float">
            <text:p>0.0075976</text:p>
          </table:table-cell>
          <table:table-cell office:value-type="float" office:value="0.00806152" calcext:value-type="float">
            <text:p>0.00806152</text:p>
          </table:table-cell>
          <table:table-cell office:value-type="float" office:value="0.00679434" calcext:value-type="float">
            <text:p>0.00679434</text:p>
          </table:table-cell>
          <table:table-cell office:value-type="float" office:value="0.00727064" calcext:value-type="float">
            <text:p>0.007270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54294" calcext:value-type="float">
            <text:p>0.0054294</text:p>
          </table:table-cell>
          <table:table-cell office:value-type="float" office:value="0.00443018" calcext:value-type="float">
            <text:p>0.00443018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560266" calcext:value-type="float">
            <text:p>0.005602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438052" calcext:value-type="float">
            <text:p>0.00438052</text:p>
          </table:table-cell>
          <table:table-cell office:value-type="float" office:value="0.00742432" calcext:value-type="float">
            <text:p>0.00742432</text:p>
          </table:table-cell>
          <table:table-cell office:value-type="float" office:value="0.00509018" calcext:value-type="float">
            <text:p>0.00509018</text:p>
          </table:table-cell>
          <table:table-cell office:value-type="float" office:value="0.00457822" calcext:value-type="float">
            <text:p>0.004578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533342" calcext:value-type="float">
            <text:p>0.00533342</text:p>
          </table:table-cell>
          <table:table-cell office:value-type="float" office:value="0.00455412" calcext:value-type="float">
            <text:p>0.00455412</text:p>
          </table:table-cell>
          <table:table-cell office:value-type="float" office:value="0.00529288" calcext:value-type="float">
            <text:p>0.00529288</text:p>
          </table:table-cell>
          <table:table-cell office:value-type="float" office:value="0.0068111" calcext:value-type="float">
            <text:p>0.00681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404664" calcext:value-type="float">
            <text:p>0.00404664</text:p>
          </table:table-cell>
          <table:table-cell office:value-type="float" office:value="0.00515626" calcext:value-type="float">
            <text:p>0.00515626</text:p>
          </table:table-cell>
          <table:table-cell office:value-type="float" office:value="0.00693778" calcext:value-type="float">
            <text:p>0.00693778</text:p>
          </table:table-cell>
          <table:table-cell office:value-type="float" office:value="0.0113583" calcext:value-type="float">
            <text:p>0.01135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384426" calcext:value-type="float">
            <text:p>0.00384426</text:p>
          </table:table-cell>
          <table:table-cell office:value-type="float" office:value="0.00709278" calcext:value-type="float">
            <text:p>0.00709278</text:p>
          </table:table-cell>
          <table:table-cell office:value-type="float" office:value="0.00609032" calcext:value-type="float">
            <text:p>0.00609032</text:p>
          </table:table-cell>
          <table:table-cell office:value-type="float" office:value="0.00978974" calcext:value-type="float">
            <text:p>0.009789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491614" calcext:value-type="float">
            <text:p>0.00491614</text:p>
          </table:table-cell>
          <table:table-cell office:value-type="float" office:value="0.00582448" calcext:value-type="float">
            <text:p>0.00582448</text:p>
          </table:table-cell>
          <table:table-cell office:value-type="float" office:value="0.00875622" calcext:value-type="float">
            <text:p>0.00875622</text:p>
          </table:table-cell>
          <table:table-cell office:value-type="float" office:value="0.005638" calcext:value-type="float">
            <text:p>0.0056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67303" calcext:value-type="float">
            <text:p>0.0067303</text:p>
          </table:table-cell>
          <table:table-cell office:value-type="float" office:value="0.0050017" calcext:value-type="float">
            <text:p>0.0050017</text:p>
          </table:table-cell>
          <table:table-cell office:value-type="float" office:value="0.00495366" calcext:value-type="float">
            <text:p>0.00495366</text:p>
          </table:table-cell>
          <table:table-cell office:value-type="float" office:value="0.0048319" calcext:value-type="float">
            <text:p>0.00483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337678" calcext:value-type="float">
            <text:p>0.00337678</text:p>
          </table:table-cell>
          <table:table-cell office:value-type="float" office:value="0.00478206" calcext:value-type="float">
            <text:p>0.00478206</text:p>
          </table:table-cell>
          <table:table-cell office:value-type="float" office:value="0.00585458" calcext:value-type="float">
            <text:p>0.00585458</text:p>
          </table:table-cell>
          <table:table-cell office:value-type="float" office:value="0.00725656" calcext:value-type="float">
            <text:p>0.007256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39142" calcext:value-type="float">
            <text:p>0.0039142</text:p>
          </table:table-cell>
          <table:table-cell office:value-type="float" office:value="0.00493574" calcext:value-type="float">
            <text:p>0.00493574</text:p>
          </table:table-cell>
          <table:table-cell office:value-type="float" office:value="0.00746772" calcext:value-type="float">
            <text:p>0.00746772</text:p>
          </table:table-cell>
          <table:table-cell office:value-type="float" office:value="0.00778104" calcext:value-type="float">
            <text:p>0.007781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487156" calcext:value-type="float">
            <text:p>0.00487156</text:p>
          </table:table-cell>
          <table:table-cell office:value-type="float" office:value="0.005977" calcext:value-type="float">
            <text:p>0.005977</text:p>
          </table:table-cell>
          <table:table-cell office:value-type="float" office:value="0.00625822" calcext:value-type="float">
            <text:p>0.00625822</text:p>
          </table:table-cell>
          <table:table-cell office:value-type="float" office:value="0.00707502" calcext:value-type="float">
            <text:p>0.007075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365476" calcext:value-type="float">
            <text:p>0.00365476</text:p>
          </table:table-cell>
          <table:table-cell office:value-type="float" office:value="0.00583556" calcext:value-type="float">
            <text:p>0.00583556</text:p>
          </table:table-cell>
          <table:table-cell office:value-type="float" office:value="0.00538468" calcext:value-type="float">
            <text:p>0.00538468</text:p>
          </table:table-cell>
          <table:table-cell office:value-type="float" office:value="0.0054517" calcext:value-type="float">
            <text:p>0.00545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48538" calcext:value-type="float">
            <text:p>0.0048538</text:p>
          </table:table-cell>
          <table:table-cell office:value-type="float" office:value="0.00481266" calcext:value-type="float">
            <text:p>0.00481266</text:p>
          </table:table-cell>
          <table:table-cell office:value-type="float" office:value="0.00478334" calcext:value-type="float">
            <text:p>0.00478334</text:p>
          </table:table-cell>
          <table:table-cell office:value-type="float" office:value="0.00498966" calcext:value-type="float">
            <text:p>0.004989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540326" calcext:value-type="float">
            <text:p>0.00540326</text:p>
          </table:table-cell>
          <table:table-cell office:value-type="float" office:value="0.00483112" calcext:value-type="float">
            <text:p>0.00483112</text:p>
          </table:table-cell>
          <table:table-cell office:value-type="float" office:value="0.00597598" calcext:value-type="float">
            <text:p>0.00597598</text:p>
          </table:table-cell>
          <table:table-cell office:value-type="float" office:value="0.0058611" calcext:value-type="float">
            <text:p>0.00586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465934" calcext:value-type="float">
            <text:p>0.00465934</text:p>
          </table:table-cell>
          <table:table-cell office:value-type="float" office:value="0.00448968" calcext:value-type="float">
            <text:p>0.00448968</text:p>
          </table:table-cell>
          <table:table-cell office:value-type="float" office:value="0.00483286" calcext:value-type="float">
            <text:p>0.00483286</text:p>
          </table:table-cell>
          <table:table-cell office:value-type="float" office:value="0.00851816" calcext:value-type="float">
            <text:p>0.008518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55237" calcext:value-type="float">
            <text:p>0.0055237</text:p>
          </table:table-cell>
          <table:table-cell office:value-type="float" office:value="0.00741812" calcext:value-type="float">
            <text:p>0.00741812</text:p>
          </table:table-cell>
          <table:table-cell office:value-type="float" office:value="0.0068648" calcext:value-type="float">
            <text:p>0.00686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777022" calcext:value-type="float">
            <text:p>0.00777022</text:p>
          </table:table-cell>
          <table:table-cell office:value-type="float" office:value="0.00571152" calcext:value-type="float">
            <text:p>0.00571152</text:p>
          </table:table-cell>
          <table:table-cell office:value-type="float" office:value="0.00585356" calcext:value-type="float">
            <text:p>0.005853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47686" calcext:value-type="float">
            <text:p>0.0047686</text:p>
          </table:table-cell>
          <table:table-cell office:value-type="float" office:value="0.00438212" calcext:value-type="float">
            <text:p>0.00438212</text:p>
          </table:table-cell>
          <table:table-cell office:value-type="float" office:value="0.00541754" calcext:value-type="float">
            <text:p>0.005417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43166" calcext:value-type="float">
            <text:p>0.0043166</text:p>
          </table:table-cell>
          <table:table-cell office:value-type="float" office:value="0.00613624" calcext:value-type="float">
            <text:p>0.00613624</text:p>
          </table:table-cell>
          <table:table-cell office:value-type="float" office:value="0.0101022" calcext:value-type="float">
            <text:p>0.01010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466232" calcext:value-type="float">
            <text:p>0.00466232</text:p>
          </table:table-cell>
          <table:table-cell office:value-type="float" office:value="0.0078292" calcext:value-type="float">
            <text:p>0.0078292</text:p>
          </table:table-cell>
          <table:table-cell office:value-type="float" office:value="0.00638642" calcext:value-type="float">
            <text:p>0.006386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736754" calcext:value-type="float">
            <text:p>0.00736754</text:p>
          </table:table-cell>
          <table:table-cell office:value-type="float" office:value="0.0060301" calcext:value-type="float">
            <text:p>0.0060301</text:p>
          </table:table-cell>
          <table:table-cell office:value-type="float" office:value="0.00772966" calcext:value-type="float">
            <text:p>0.007729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660984" calcext:value-type="float">
            <text:p>0.00660984</text:p>
          </table:table-cell>
          <table:table-cell office:value-type="float" office:value="0.00400982" calcext:value-type="float">
            <text:p>0.00400982</text:p>
          </table:table-cell>
          <table:table-cell office:value-type="float" office:value="0.00658912" calcext:value-type="float">
            <text:p>0.006589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486618" calcext:value-type="float">
            <text:p>0.00486618</text:p>
          </table:table-cell>
          <table:table-cell office:value-type="float" office:value="0.00647296" calcext:value-type="float">
            <text:p>0.00647296</text:p>
          </table:table-cell>
          <table:table-cell office:value-type="float" office:value="0.00577164" calcext:value-type="float">
            <text:p>0.005771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798224" calcext:value-type="float">
            <text:p>0.00798224</text:p>
          </table:table-cell>
          <table:table-cell office:value-type="float" office:value="0.00515804" calcext:value-type="float">
            <text:p>0.00515804</text:p>
          </table:table-cell>
          <table:table-cell office:value-type="float" office:value="0.00692778" calcext:value-type="float">
            <text:p>0.006927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484228" calcext:value-type="float">
            <text:p>0.00484228</text:p>
          </table:table-cell>
          <table:table-cell office:value-type="float" office:value="0.00762804" calcext:value-type="float">
            <text:p>0.00762804</text:p>
          </table:table-cell>
          <table:table-cell office:value-type="float" office:value="0.0065772" calcext:value-type="float">
            <text:p>0.00657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520956" calcext:value-type="float">
            <text:p>0.00520956</text:p>
          </table:table-cell>
          <table:table-cell office:value-type="float" office:value="0.00511872" calcext:value-type="float">
            <text:p>0.00511872</text:p>
          </table:table-cell>
          <table:table-cell office:value-type="float" office:value="0.0086506" calcext:value-type="float">
            <text:p>0.00865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57512" calcext:value-type="float">
            <text:p>0.0057512</text:p>
          </table:table-cell>
          <table:table-cell office:value-type="float" office:value="0.00719754" calcext:value-type="float">
            <text:p>0.00719754</text:p>
          </table:table-cell>
          <table:table-cell office:value-type="float" office:value="0.00616668" calcext:value-type="float">
            <text:p>0.006166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496058" calcext:value-type="float">
            <text:p>0.00496058</text:p>
          </table:table-cell>
          <table:table-cell office:value-type="float" office:value="0.00404674" calcext:value-type="float">
            <text:p>0.00404674</text:p>
          </table:table-cell>
          <table:table-cell office:value-type="float" office:value="0.0069154" calcext:value-type="float">
            <text:p>0.00691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538154" calcext:value-type="float">
            <text:p>0.00538154</text:p>
          </table:table-cell>
          <table:table-cell office:value-type="float" office:value="0.00532996" calcext:value-type="float">
            <text:p>0.00532996</text:p>
          </table:table-cell>
          <table:table-cell office:value-type="float" office:value="0.00586452" calcext:value-type="float">
            <text:p>0.005864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430774" calcext:value-type="float">
            <text:p>0.00430774</text:p>
          </table:table-cell>
          <table:table-cell office:value-type="float" office:value="0.00777682" calcext:value-type="float">
            <text:p>0.00777682</text:p>
          </table:table-cell>
          <table:table-cell office:value-type="float" office:value="0.00645714" calcext:value-type="float">
            <text:p>0.00645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742944" calcext:value-type="float">
            <text:p>0.00742944</text:p>
          </table:table-cell>
          <table:table-cell office:value-type="float" office:value="0.00482048" calcext:value-type="float">
            <text:p>0.00482048</text:p>
          </table:table-cell>
          <table:table-cell office:value-type="float" office:value="0.00754734" calcext:value-type="float">
            <text:p>0.007547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670028" calcext:value-type="float">
            <text:p>0.00670028</text:p>
          </table:table-cell>
          <table:table-cell office:value-type="float" office:value="0.00823734" calcext:value-type="float">
            <text:p>0.00823734</text:p>
          </table:table-cell>
          <table:table-cell office:value-type="float" office:value="0.00580232" calcext:value-type="float">
            <text:p>0.005802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511664" calcext:value-type="float">
            <text:p>0.00511664</text:p>
          </table:table-cell>
          <table:table-cell office:value-type="float" office:value="0.00424482" calcext:value-type="float">
            <text:p>0.00424482</text:p>
          </table:table-cell>
          <table:table-cell office:value-type="float" office:value="0.00640794" calcext:value-type="float">
            <text:p>0.006407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636758" calcext:value-type="float">
            <text:p>0.00636758</text:p>
          </table:table-cell>
          <table:table-cell office:value-type="float" office:value="0.00593894" calcext:value-type="float">
            <text:p>0.00593894</text:p>
          </table:table-cell>
          <table:table-cell office:value-type="float" office:value="0.00687788" calcext:value-type="float">
            <text:p>0.006877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688372" calcext:value-type="float">
            <text:p>0.00688372</text:p>
          </table:table-cell>
          <table:table-cell office:value-type="float" office:value="0.00739946" calcext:value-type="float">
            <text:p>0.00739946</text:p>
          </table:table-cell>
          <table:table-cell office:value-type="float" office:value="0.0102211" calcext:value-type="float">
            <text:p>0.01022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643736" calcext:value-type="float">
            <text:p>0.00643736</text:p>
          </table:table-cell>
          <table:table-cell office:value-type="float" office:value="0.00714954" calcext:value-type="float">
            <text:p>0.007149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570384" calcext:value-type="float">
            <text:p>0.00570384</text:p>
          </table:table-cell>
          <table:table-cell office:value-type="float" office:value="0.00584742" calcext:value-type="float">
            <text:p>0.005847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430674" calcext:value-type="float">
            <text:p>0.00430674</text:p>
          </table:table-cell>
          <table:table-cell office:value-type="float" office:value="0.0060565" calcext:value-type="float">
            <text:p>0.00605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495948" calcext:value-type="float">
            <text:p>0.00495948</text:p>
          </table:table-cell>
          <table:table-cell office:value-type="float" office:value="0.00661646" calcext:value-type="float">
            <text:p>0.0066164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717874" calcext:value-type="float">
            <text:p>0.00717874</text:p>
          </table:table-cell>
          <table:table-cell office:value-type="float" office:value="0.00796098" calcext:value-type="float">
            <text:p>0.0079609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71852" calcext:value-type="float">
            <text:p>0.0071852</text:p>
          </table:table-cell>
          <table:table-cell office:value-type="float" office:value="0.00769922" calcext:value-type="float">
            <text:p>0.0076992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515332" calcext:value-type="float">
            <text:p>0.00515332</text:p>
          </table:table-cell>
          <table:table-cell office:value-type="float" office:value="0.00590064" calcext:value-type="float">
            <text:p>0.005900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392546" calcext:value-type="float">
            <text:p>0.00392546</text:p>
          </table:table-cell>
          <table:table-cell office:value-type="float" office:value="0.00735934" calcext:value-type="float">
            <text:p>0.007359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560154" calcext:value-type="float">
            <text:p>0.00560154</text:p>
          </table:table-cell>
          <table:table-cell office:value-type="float" office:value="0.0064882" calcext:value-type="float">
            <text:p>0.00648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704628" calcext:value-type="float">
            <text:p>0.00704628</text:p>
          </table:table-cell>
          <table:table-cell office:value-type="float" office:value="0.00906716" calcext:value-type="float">
            <text:p>0.009067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63236" calcext:value-type="float">
            <text:p>0.0063236</text:p>
          </table:table-cell>
          <table:table-cell office:value-type="float" office:value="0.00669412" calcext:value-type="float">
            <text:p>0.006694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539792" calcext:value-type="float">
            <text:p>0.00539792</text:p>
          </table:table-cell>
          <table:table-cell office:value-type="float" office:value="0.00558028" calcext:value-type="float">
            <text:p>0.005580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427362" calcext:value-type="float">
            <text:p>0.00427362</text:p>
          </table:table-cell>
          <table:table-cell office:value-type="float" office:value="0.00513708" calcext:value-type="float">
            <text:p>0.0051370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558864" calcext:value-type="float">
            <text:p>0.00558864</text:p>
          </table:table-cell>
          <table:table-cell office:value-type="float" office:value="0.00969036" calcext:value-type="float">
            <text:p>0.0096903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692916" calcext:value-type="float">
            <text:p>0.00692916</text:p>
          </table:table-cell>
          <table:table-cell office:value-type="float" office:value="0.00871748" calcext:value-type="float">
            <text:p>0.0087174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738694" calcext:value-type="float">
            <text:p>0.00738694</text:p>
          </table:table-cell>
          <table:table-cell office:value-type="float" office:value="0.00735056" calcext:value-type="float">
            <text:p>0.007350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572236" calcext:value-type="float">
            <text:p>0.00572236</text:p>
          </table:table-cell>
          <table:table-cell office:value-type="float" office:value="0.0055212" calcext:value-type="float">
            <text:p>0.00552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407044" calcext:value-type="float">
            <text:p>0.00407044</text:p>
          </table:table-cell>
          <table:table-cell office:value-type="float" office:value="0.00774006" calcext:value-type="float">
            <text:p>0.0077400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40856" calcext:value-type="float">
            <text:p>0.0040856</text:p>
          </table:table-cell>
          <table:table-cell office:value-type="float" office:value="0.0125147" calcext:value-type="float">
            <text:p>0.012514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994118" calcext:value-type="float">
            <text:p>0.00994118</text:p>
          </table:table-cell>
          <table:table-cell office:value-type="float" office:value="0.00870262" calcext:value-type="float">
            <text:p>0.0087026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00649948" calcext:value-type="float">
            <text:p>0.0064994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00533764" calcext:value-type="float">
            <text:p>0.0053376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00633098" calcext:value-type="float">
            <text:p>0.0063309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00849064" calcext:value-type="float">
            <text:p>0.0084906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00877828" calcext:value-type="float">
            <text:p>0.0087782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0069603" calcext:value-type="float">
            <text:p>0.006960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00631188" calcext:value-type="float">
            <text:p>0.0063118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00438844" calcext:value-type="float">
            <text:p>0.0043884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00861558" calcext:value-type="float">
            <text:p>0.0086155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00844238" calcext:value-type="float">
            <text:p>0.0084423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0064964" calcext:value-type="float">
            <text:p>0.006496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0055723" calcext:value-type="float">
            <text:p>0.005572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00476506" calcext:value-type="float">
            <text:p>0.0047650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00723574" calcext:value-type="float">
            <text:p>0.0072357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0092588" calcext:value-type="float">
            <text:p>0.009258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00628178" calcext:value-type="float">
            <text:p>0.0062817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00582338" calcext:value-type="float">
            <text:p>0.0058233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00469174" calcext:value-type="float">
            <text:p>0.0046917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00916056" calcext:value-type="float">
            <text:p>0.0091605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0112248" calcext:value-type="float">
            <text:p>0.011224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20:45:16.536024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20:03:07.739210204</meta:creation-date>
    <dc:date>2017-03-14T21:04:20.649251282</dc:date>
    <meta:editing-duration>PT14M57S</meta:editing-duration>
    <meta:editing-cycles>5</meta:editing-cycles>
    <meta:generator>LibreOffice/5.2.2.2$Linux_X86_64 LibreOffice_project/20m0$Build-2</meta:generator>
    <meta:document-statistic meta:table-count="1" meta:cell-count="3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02cm" svg:y="0.315cm" chart:style-name="ch2">
          <text:p>Test 3</text:p>
        </chart:title>
        <chart:plot-area chart:style-name="ch3" table:cell-range-address="Sheet1.H3:Sheet1.I8" chart:data-source-has-labels="column" svg:x="1.318cm" svg:y="1.288cm" svg:width="14.362cm" svg:height="6.564cm">
          <chartooo:coordinate-region svg:x="2.469cm" svg:y="1.487cm" svg:width="12.912cm" svg:height="5.718cm"/>
          <chart:axis chart:dimension="x" chart:name="primary-x" chart:style-name="ch4" chartooo:axis-type="auto">
            <chartooo:date-scale/>
            <chart:title svg:x="7.734cm" svg:y="8.033cm" chart:style-name="ch5">
              <text:p>Clients (s)</text:p>
            </chart:title>
            <chart:categories table:cell-range-address="Sheet1.H3:Sheet1.H8"/>
          </chart:axis>
          <chart:axis chart:dimension="y" chart:name="primary-y" chart:style-name="ch4">
            <chart:title svg:x="0.451cm" svg:y="5.203cm" chart:style-name="ch6">
              <text:p>Time (s)</text:p>
            </chart:title>
            <chart:grid chart:style-name="ch7" chart:class="major"/>
          </chart:axis>
          <chart:series chart:style-name="ch8" chart:values-cell-range-address="Sheet1.I3:Sheet1.I8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H3:Sheet1.H8</svg:desc>
                </draw:g>
              </table:table-cell>
              <table:table-cell office:value-type="float" office:value="0.003826862">
                <text:p>0.003826862</text:p>
                <draw:g>
                  <svg:desc>Sheet1.I3:Sheet1.I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300576">
                <text:p>0.013005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87622165">
                <text:p>0.008762216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574949166666667">
                <text:p>0.005749491666666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155319">
                <text:p>0.00615531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68788282">
                <text:p>0.00687882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